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7.64pt"/>
    </style:style>
    <style:style style:name="co3" style:family="table-column">
      <style:table-column-properties fo:break-before="auto" style:column-width="191.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ub-Topic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etting Star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o World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tro to Variables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ecuting Commands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sic Math Function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Simple “If Statement”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cking the existence of files and folder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iversal Update Script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ndard Input, Output and Error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ing While Loop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rrecting Laptop Insomnia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ile system locations for bash scripts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se Statement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4">00/00/0000</text:date>, <text:time style:data-style-name="N2" text:time-value="21:30:55.582184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19:46.890407419</meta:creation-date>
    <dc:date>2018-03-04T22:19:52.281235252</dc:date>
    <meta:editing-duration>PT2H7M49S</meta:editing-duration>
    <meta:editing-cycles>9</meta:editing-cycles>
    <meta:generator>LibreOffice/5.1.6.2$Linux_X86_64 LibreOffice_project/10m0$Build-2</meta:generator>
    <meta:document-statistic meta:table-count="1" meta:cell-count="43" meta:object-count="0"/>
  </office:meta>
</office:document-meta>
</file>